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a00" officeooo:paragraph-rsid="0011ba00"/>
    </style:style>
    <style:style style:name="P2" style:family="paragraph">
      <loext:graphic-properties draw:fill="none" draw:fill-color="#ffffff"/>
    </style:style>
    <style:style style:name="T1" style:family="text">
      <style:text-properties fo:font-size="8pt" style:font-size-asian="6pt" style:font-size-complex="8pt"/>
    </style:style>
    <style:style style:name="gr1" style:family="graphic">
      <style:graphic-properties draw:stroke="none" svg:stroke-color="#000000" draw:fill="none" draw:fill-color="#ffffff" fo:min-height="0.3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2" svg:width="1.5705in" svg:height="0.515in" svg:x="0.1264in" svg:y="0.0866in"><draw:text-box><text:p><text:span text:style-name="T1">Diverse Intrusion-tolerant Systems</text:span><text:span text:style-name="T1"><text:line-break/></text:span><text:span text:style-name="T1">Doutoramento em Informática</text:span></text:p><text:p><text:span text:style-name="T1">Miguel Garcia Tavares Henriques</text:span></text:p><text:p><text:span text:style-name="T1">35054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1:10:19.759566271</meta:creation-date>
    <dc:date>2019-02-11T11:47:05.227539684</dc:date>
    <meta:editing-duration>PT6M35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